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e0f018" style:family="table" style:master-page-name="ta-mp-0xb8e0f01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e10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0fc4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2c4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38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5c4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084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444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684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144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204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504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b8e11744" style:family="table-cell" style:data-style-name="General">
      <style:table-cell-properties fo:background-color="transparent" fo:border-top="0.000cm none #c7c7c7" fo:border-bottom="0.035cm solid #000000" fo:border-left="0.000cm none #c7c7c7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2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b8e0f018" table:print="true">
        <office:forms form:automatic-focus="false" form:apply-design-mode="false">
          <form:form/>
        </office:forms>
        <table:table-column table:style-name="ACOL-1" table:number-columns-repeated="6"/>
        <table:table-column table:style-name="ACOL-0" table:number-columns-repeated="122"/>
        <table:table-row table:style-name="AROW-1">
          <table:table-cell table:style-name="Gnumeric-default"/>
          <table:table-cell table:style-name="ACE-0xb8e10fc4"/>
          <table:table-cell table:style-name="ACE-0xb8e11084"/>
          <table:table-cell table:style-name="ACE-0xb8e11144"/>
          <table:table-cell table:style-name="ACE-0xb8e11204"/>
          <table:table-cell table:style-name="ACE-0xb8e11144"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number-rows-spanned="2" table:style-name="ACE-0xb8e112c4" office:value-type="string">
            <text:p>Button</text:p>
          </table:table-cell>
          <table:table-cell table:number-columns-spanned="4" table:style-name="ACE-0xb8e112c4" office:value-type="string">
            <text:p>Controller</text:p>
          </table:table-cell>
          <table:covered-table-cell table:number-columns-repeated="3"/>
          <table:table-cell table:number-columns-repeated="122" table:style-name="Gnumeric-default"/>
        </table:table-row>
        <table:table-row table:style-name="AROW-1">
          <table:table-cell table:style-name="Gnumeric-default"/>
          <table:covered-table-cell/>
          <table:table-cell table:number-columns-spanned="2" table:style-name="ACE-0xb8e112c4" office:value-type="string">
            <text:p>Driver</text:p>
          </table:table-cell>
          <table:covered-table-cell/>
          <table:table-cell table:number-columns-spanned="2" table:style-name="ACE-0xb8e112c4" office:value-type="string">
            <text:p>Gunner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1384" office:value-type="string">
            <text:p>A</text:p>
          </table:table-cell>
          <table:table-cell table:number-columns-spanned="2" table:style-name="ACE-0xb8e11444" office:value-type="string">
            <text:p>Backwards Nudge</text:p>
          </table:table-cell>
          <table:covered-table-cell/>
          <table:table-cell table:number-columns-spanned="2" table:style-name="ACE-0xb8e11504" office:value-type="string">
            <text:p>Ball in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B</text:p>
          </table:table-cell>
          <table:table-cell table:number-columns-spanned="2" table:style-name="ACE-0xb8e11084" office:value-type="string">
            <text:p>Clockwise Nudge</text:p>
          </table:table-cell>
          <table:covered-table-cell/>
          <table:table-cell table:number-columns-spanned="2" table:style-name="ACE-0xb8e11204" office:value-type="string">
            <text:p>Ball out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X</text:p>
          </table:table-cell>
          <table:table-cell table:number-columns-spanned="2" table:style-name="ACE-0xb8e11084" office:value-type="string">
            <text:p>Counterclockwise Nudge</text:p>
          </table:table-cell>
          <table:covered-table-cell/>
          <table:table-cell table:number-columns-spanned="2" table:style-name="ACE-0xb8e11204" office:value-type="string">
            <text:p>Arm down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Y</text:p>
          </table:table-cell>
          <table:table-cell table:number-columns-spanned="2" table:style-name="ACE-0xb8e11084" office:value-type="string">
            <text:p>Forward Nudge</text:p>
          </table:table-cell>
          <table:covered-table-cell/>
          <table:table-cell table:number-columns-spanned="2" table:style-name="ACE-0xb8e11204" office:value-type="string">
            <text:p>Arm up</text:p>
          </table:table-cell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Joy L-x</text:p>
          </table:table-cell>
          <table:table-cell table:number-columns-spanned="2" table:style-name="ACE-0xb8e11084"/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Joy L-y</text:p>
          </table:table-cell>
          <table:table-cell table:number-columns-spanned="2" table:style-name="ACE-0xb8e11084" office:value-type="string">
            <text:p>Left Side</text:p>
          </table:table-cell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Joy R-x</text:p>
          </table:table-cell>
          <table:table-cell table:number-columns-spanned="2" table:style-name="ACE-0xb8e11084"/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Joy R-y</text:p>
          </table:table-cell>
          <table:table-cell table:number-columns-spanned="2" table:style-name="ACE-0xb8e11084" office:value-type="string">
            <text:p>Right Side</text:p>
          </table:table-cell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0xb8e10fc4" office:value-type="string">
            <text:p>L Button</text:p>
          </table:table-cell>
          <table:table-cell table:number-columns-spanned="2" table:style-name="ACE-0xb8e11084" office:value-type="string">
            <text:p>Counterclockwise Spin</text:p>
          </table:table-cell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0fc4" office:value-type="string">
            <text:p>L Trigger</text:p>
          </table:table-cell>
          <table:table-cell table:number-columns-spanned="2" table:style-name="ACE-0xb8e11084" office:value-type="string">
            <text:p>TURBO BOOST</text:p>
          </table:table-cell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2">
          <table:table-cell table:style-name="Gnumeric-default"/>
          <table:table-cell table:style-name="ACE-0xb8e10fc4" office:value-type="string">
            <text:p>R Button</text:p>
          </table:table-cell>
          <table:table-cell table:number-columns-spanned="2" table:style-name="ACE-0xb8e11084" office:value-type="string">
            <text:p>Clockwise Spin</text:p>
          </table:table-cell>
          <table:covered-table-cell/>
          <table:table-cell table:number-columns-spanned="2" table:style-name="ACE-0xb8e11204"/>
          <table:covered-table-cell/>
          <table:table-cell table:number-columns-repeated="122" table:style-name="Gnumeric-default"/>
        </table:table-row>
        <table:table-row table:style-name="AROW-1">
          <table:table-cell table:style-name="Gnumeric-default"/>
          <table:table-cell table:style-name="ACE-0xb8e115c4" office:value-type="string">
            <text:p>R Trigger</text:p>
          </table:table-cell>
          <table:table-cell table:number-columns-spanned="2" table:style-name="ACE-0xb8e11684" office:value-type="string">
            <text:p>slow</text:p>
          </table:table-cell>
          <table:covered-table-cell/>
          <table:table-cell table:number-columns-spanned="2" table:style-name="ACE-0xb8e11744"/>
          <table:covered-table-cell/>
          <table:table-cell table:number-columns-repeated="122" table:style-name="Gnumeric-default"/>
        </table:table-row>
        <table:table-row table:style-name="AROW-0" table:number-rows-repeated="113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8" gnm:cursor-row="7">
          <gnm:selection gnm:start-col="8" gnm:start-row="7" gnm:end-col="8" gnm:end-row="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df3d8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6pt" svg:height="21.26pt" style:dynamic-spacing="true"/>
      </style:header-style>
      <style:footer-style>
        <style:header-footer-properties fo:border="none" style:shadow="none" fo:padding="0.00pt" fo:margin="0.00pt" fo:min-height="21.26pt" svg:height="21.26pt" style:dynamic-spacing="true"/>
      </style:footer-style>
    </style:page-layout>
  </office:automatic-styles>
  <office:master-styles>
    <style:master-page style:name="ta-mp-0xb8e0f018" style:display-name="Sheet1" style:page-layout-name="pl-0xb8df3d8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1425_Software2 </dc:creator>
    <dc:date>2015-12-12T23:09:16Z</dc:date>
    <meta:creation-date>2015-12-12T10:55:37Z</meta:creation-date>
    <meta:editing-cycles>1</meta:editing-cycles>
    <meta:editing-duration>PT12M41S</meta:editing-duration>
    <meta:generator>gnumeric/1.12.9</meta:generator>
    <meta:initial-creator>1425_Software2 </meta:initial-creator>
  </office:meta>
</office:document-meta>
</file>